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d01f" officeooo:paragraph-rsid="0017d01f"/>
    </style:style>
    <style:style style:name="P2" style:family="paragraph" style:parent-style-name="Standard">
      <style:text-properties officeooo:rsid="0017d01f" officeooo:paragraph-rsid="0019a3d6"/>
    </style:style>
    <style:style style:name="P3" style:family="paragraph" style:parent-style-name="Standard">
      <style:text-properties officeooo:rsid="0017d01f" officeooo:paragraph-rsid="001a07cb"/>
    </style:style>
    <style:style style:name="P4" style:family="paragraph" style:parent-style-name="Standard">
      <style:text-properties officeooo:rsid="0017d01f" officeooo:paragraph-rsid="001a9faf"/>
    </style:style>
    <style:style style:name="P5" style:family="paragraph" style:parent-style-name="Standard">
      <style:text-properties officeooo:rsid="0019a3d6" officeooo:paragraph-rsid="0019a3d6"/>
    </style:style>
    <style:style style:name="P6" style:family="paragraph" style:parent-style-name="Standard">
      <style:text-properties officeooo:rsid="001a07cb" officeooo:paragraph-rsid="001a07cb"/>
    </style:style>
    <style:style style:name="P7" style:family="paragraph" style:parent-style-name="Standard">
      <style:text-properties officeooo:rsid="001bfc32" officeooo:paragraph-rsid="001bfc32"/>
    </style:style>
    <style:style style:name="P8" style:family="paragraph" style:parent-style-name="Standard">
      <style:text-properties officeooo:rsid="00201f4a" officeooo:paragraph-rsid="00201f4a"/>
    </style:style>
    <style:style style:name="T1" style:family="text">
      <style:text-properties officeooo:rsid="0019a3d6"/>
    </style:style>
    <style:style style:name="T2" style:family="text">
      <style:text-properties officeooo:rsid="001a07cb"/>
    </style:style>
    <style:style style:name="T3" style:family="text">
      <style:text-properties officeooo:rsid="001a9faf"/>
    </style:style>
    <style:style style:name="T4" style:family="text">
      <style:text-properties officeooo:rsid="001ec7d4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the ESFT radio system:</text:p>
      <text:p text:style-name="P1"/>
      <text:p text:style-name="P7">DO NOT UPDATE THE SYSTEM PACKAGES <text:span text:style-name="T4">IT WILL BREAK THINGS</text:span></text:p>
      <text:p text:style-name="P1"/>
      <text:p text:style-name="P1">1. Make sure all connections are solid.</text:p>
      <text:p text:style-name="P1">☐ The LimeSDR is plugged into the Raspberry Pi</text:p>
      <text:p text:style-name="P1">☐ The BladeRF is plugged into the basestation computer</text:p>
      <text:p text:style-name="P1">☐ The antenna on the BladeRF is on the RX connector</text:p>
      <text:p text:style-name="P1">☐ The antenna on the LimeSDR is on the TX connector</text:p>
      <text:p text:style-name="P1"/>
      <text:p text:style-name="P5">2. Connect the flight computer to a local DHCP Server</text:p>
      <text:p text:style-name="P2">☐ <text:span text:style-name="T1">The flight computer should be connected to Wifi</text:span></text:p>
      <text:p text:style-name="P2">☐ <text:span text:style-name="T1">The flight computer should have an IP address</text:span></text:p>
      <text:p text:style-name="P2"/>
      <text:p text:style-name="P5">3. Establish an SSH connection to the flight computer and open a terminal</text:p>
      <text:p text:style-name="P2">☐ <text:span text:style-name="T1">The flight computer is remotely controllable</text:span></text:p>
      <text:p text:style-name="P2"/>
      <text:p text:style-name="P6">4. At the base station, set up the receiver system</text:p>
      <text:p text:style-name="P3">☐ <text:span text:style-name="T2">Launch the bladereceiver.py from the /Documents/gnuradio/ folder</text:span></text:p>
      <text:p text:style-name="P3">☐ <text:span text:style-name="T2">Launch the decoder terminal from the /Documents/esft/ folder </text:span></text:p>
      <text:p text:style-name="P6"/>
      <text:p text:style-name="P5"><text:span text:style-name="T2">5</text:span>. <text:span text:style-name="T2">Create the TMUX sessions with the following commands:</text:span></text:p>
      <text:p text:style-name="P3"><text:span text:style-name="T2">- “tmux new -s encoder”</text:span></text:p>
      <text:p text:style-name="P3"><text:span text:style-name="T2">- “cd datafiles”</text:span></text:p>
      <text:p text:style-name="P3">- “<text:span text:style-name="T2">sudo ./encoder”</text:span></text:p>
      <text:p text:style-name="P6">then press CTRL + B then D to exit</text:p>
      <text:p text:style-name="P6"/>
      <text:p text:style-name="P6">- “tmux new -s transmitter”</text:p>
      <text:p text:style-name="P3">- “<text:span text:style-name="T2">cd pythonscripts”</text:span></text:p>
      <text:p text:style-name="P3">- “<text:span text:style-name="T2">sudo ./plutotransmitter”</text:span></text:p>
      <text:p text:style-name="P6">then press CTRL + B then D to exit</text:p>
      <text:p text:style-name="P6"/>
      <text:p text:style-name="P4">☐ <text:span text:style-name="T3">The encoding and transmitting software is running</text:span></text:p>
      <text:p text:style-name="P6"/>
      <text:p text:style-name="P6">6. Ensure the system is operational</text:p>
      <text:p text:style-name="P3">☐ <text:span text:style-name="T2">The waveform is continous</text:span></text:p>
      <text:p text:style-name="P3">☐ <text:span text:style-name="T2">The transmitter can be stopped and started at will without crashing</text:span></text:p>
      <text:p text:style-name="P3">☐ <text:span text:style-name="T2">The encoder correctly encodes data from sensor input</text:span></text:p>
      <text:p text:style-name="P3">☐ <text:span text:style-name="T2">The decoder displays all information correctly and records it to a file</text:span></text:p>
      <text:p text:style-name="P3"/>
      <text:p text:style-name="P8">At the end of flight shutdown flight computer properly with “sudo shutdown now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2pt" fo:language="en" fo:country="US" style:letter-kerning="true" style:font-name-asian="Noto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ans" fo:font-size="12pt" fo:language="en" fo:country="US" style:letter-kerning="true" style:font-name-asian="Noto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1" fo:font-family="'Noto Sans'" style:font-family-generic="swiss" style:font-pitch="variable" fo:font-size="14pt" style:font-name-asian="Noto Sans2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4:03:30.118144924</meta:creation-date>
    <dc:date>2018-04-06T14:21:18.476431009</dc:date>
    <meta:editing-duration>PT17M43S</meta:editing-duration>
    <meta:editing-cycles>8</meta:editing-cycles>
    <meta:generator>LibreOffice/6.0.2.1.0$Linux_X86_64 LibreOffice_project/00m0$Build-1</meta:generator>
    <meta:document-statistic meta:table-count="0" meta:image-count="0" meta:object-count="0" meta:page-count="1" meta:paragraph-count="31" meta:word-count="254" meta:character-count="1418" meta:non-whitespace-character-count="1194"/>
  </office:meta>
</office:document-meta>
</file>